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9d55" officeooo:paragraph-rsid="00009d55"/>
    </style:style>
    <style:style style:name="P2" style:family="paragraph" style:parent-style-name="Standard">
      <style:text-properties fo:font-weight="normal" officeooo:rsid="000a2b1b" officeooo:paragraph-rsid="000a2b1b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321fae" officeooo:paragraph-rsid="00321fae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0563d" officeooo:paragraph-rsid="00424b68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12aba" officeooo:paragraph-rsid="00112aba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32716" officeooo:paragraph-rsid="00132716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423a6" officeooo:paragraph-rsid="001423a6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a0972" officeooo:paragraph-rsid="001a0972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c7b5e" officeooo:paragraph-rsid="00454e00" style:font-weight-asian="normal" style:font-weight-complex="normal"/>
    </style:style>
    <style:style style:name="P10" style:family="paragraph" style:parent-style-name="Standard" style:list-style-name="L2">
      <style:text-properties officeooo:paragraph-rsid="0010563d"/>
    </style:style>
    <style:style style:name="P11" style:family="paragraph" style:parent-style-name="Standard" style:list-style-name="L2">
      <style:text-properties officeooo:paragraph-rsid="00112aba"/>
    </style:style>
    <style:style style:name="P12" style:family="paragraph" style:parent-style-name="Standard" style:list-style-name="L2">
      <style:text-properties officeooo:paragraph-rsid="00132716"/>
    </style:style>
    <style:style style:name="P13" style:family="paragraph" style:parent-style-name="Standard">
      <style:text-properties fo:font-weight="bold" officeooo:rsid="004b6ec1" officeooo:paragraph-rsid="004b6ec1" style:font-weight-asian="bold" style:font-weight-complex="bold"/>
    </style:style>
    <style:style style:name="P14" style:family="paragraph" style:parent-style-name="Standard">
      <style:text-properties fo:font-weight="bold" officeooo:rsid="0034112e" officeooo:paragraph-rsid="004b6ec1" style:font-weight-asian="bold" style:font-weight-complex="bold"/>
    </style:style>
    <style:style style:name="P15" style:family="paragraph" style:parent-style-name="Standard">
      <style:text-properties fo:font-size="13pt" officeooo:rsid="00009d55" officeooo:paragraph-rsid="00009d55" style:font-size-asian="13pt" style:font-size-complex="13pt"/>
    </style:style>
    <style:style style:name="P16" style:family="paragraph" style:parent-style-name="Standard" style:list-style-name="L3">
      <style:text-properties fo:font-size="13pt" officeooo:paragraph-rsid="0001e80c" style:font-size-asian="13pt" style:font-size-complex="13pt"/>
    </style:style>
    <style:style style:name="P17" style:family="paragraph" style:parent-style-name="Standard" style:list-style-name="L3">
      <style:text-properties fo:font-size="13pt" officeooo:paragraph-rsid="00038250" style:font-size-asian="13pt" style:font-size-complex="13pt"/>
    </style:style>
    <style:style style:name="P18" style:family="paragraph" style:parent-style-name="Standard" style:list-style-name="L3">
      <style:text-properties fo:font-size="13pt" officeooo:paragraph-rsid="00055c43" style:font-size-asian="13pt" style:font-size-complex="13pt"/>
    </style:style>
    <style:style style:name="P19" style:family="paragraph" style:parent-style-name="Standard" style:list-style-name="L3">
      <style:text-properties fo:font-size="13pt" officeooo:paragraph-rsid="0005acfc" style:font-size-asian="13pt" style:font-size-complex="13pt"/>
    </style:style>
    <style:style style:name="P20" style:family="paragraph" style:parent-style-name="Standard" style:list-style-name="L3">
      <style:text-properties fo:font-size="13pt" officeooo:paragraph-rsid="00091679" style:font-size-asian="13pt" style:font-size-complex="13pt"/>
    </style:style>
    <style:style style:name="P21" style:family="paragraph" style:parent-style-name="Standard" style:list-style-name="L3">
      <style:text-properties fo:font-size="13pt" officeooo:paragraph-rsid="000a2b1b" style:font-size-asian="13pt" style:font-size-complex="13pt"/>
    </style:style>
    <style:style style:name="P22" style:family="paragraph" style:parent-style-name="Standard">
      <style:text-properties fo:font-size="13pt" fo:font-weight="bold" officeooo:rsid="004b6ec1" officeooo:paragraph-rsid="004ccae2" style:font-size-asian="13pt" style:font-weight-asian="bold" style:font-size-complex="13pt" style:font-weight-complex="bold"/>
    </style:style>
    <style:style style:name="P23" style:family="paragraph" style:parent-style-name="Standard">
      <style:text-properties fo:font-size="13pt" fo:font-weight="normal" officeooo:rsid="00009d55" officeooo:paragraph-rsid="00009d55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4ccae2" officeooo:paragraph-rsid="004ccae2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officeooo:rsid="0034112e" officeooo:paragraph-rsid="004e5ab8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b3c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250" style:font-weight-asian="normal" style:font-weight-complex="normal"/>
    </style:style>
    <style:style style:name="T5" style:family="text">
      <style:text-properties fo:font-weight="normal" officeooo:rsid="00078064" style:font-weight-asian="normal" style:font-weight-complex="normal"/>
    </style:style>
    <style:style style:name="T6" style:family="text">
      <style:text-properties fo:font-weight="normal" officeooo:rsid="002c587f" style:font-weight-asian="normal" style:font-weight-complex="normal"/>
    </style:style>
    <style:style style:name="T7" style:family="text">
      <style:text-properties fo:font-weight="normal" officeooo:rsid="00132716" style:font-weight-asian="normal" style:font-weight-complex="normal"/>
    </style:style>
    <style:style style:name="T8" style:family="text">
      <style:text-properties fo:font-weight="normal" officeooo:rsid="002a6040" style:font-weight-asian="normal" style:font-weight-complex="normal"/>
    </style:style>
    <style:style style:name="T9" style:family="text">
      <style:text-properties fo:font-weight="normal" officeooo:rsid="0010563d" style:font-weight-asian="normal" style:font-weight-complex="normal"/>
    </style:style>
    <style:style style:name="T10" style:family="text">
      <style:text-properties fo:font-weight="normal" officeooo:rsid="00321fae" style:font-weight-asian="normal" style:font-weight-complex="normal"/>
    </style:style>
    <style:style style:name="T11" style:family="text">
      <style:text-properties fo:font-weight="normal" officeooo:rsid="00112aba" style:font-weight-asian="normal" style:font-weight-complex="normal"/>
    </style:style>
    <style:style style:name="T12" style:family="text">
      <style:text-properties fo:font-weight="normal" officeooo:rsid="00352ad9" style:font-weight-asian="normal" style:font-weight-complex="normal"/>
    </style:style>
    <style:style style:name="T13" style:family="text">
      <style:text-properties fo:font-weight="normal" officeooo:rsid="0037c2c8" style:font-weight-asian="normal" style:font-weight-complex="normal"/>
    </style:style>
    <style:style style:name="T14" style:family="text">
      <style:text-properties fo:font-weight="normal" officeooo:rsid="0001e80c" style:font-weight-asian="normal" style:font-weight-complex="normal"/>
    </style:style>
    <style:style style:name="T15" style:family="text">
      <style:text-properties fo:font-weight="normal" officeooo:rsid="00055c43" style:font-weight-asian="normal" style:font-weight-complex="normal"/>
    </style:style>
    <style:style style:name="T16" style:family="text">
      <style:text-properties fo:font-weight="normal" officeooo:rsid="0005acfc" style:font-weight-asian="normal" style:font-weight-complex="normal"/>
    </style:style>
    <style:style style:name="T17" style:family="text">
      <style:text-properties fo:font-weight="normal" officeooo:rsid="00091679" style:font-weight-asian="normal" style:font-weight-complex="normal"/>
    </style:style>
    <style:style style:name="T18" style:family="text">
      <style:text-properties fo:font-weight="normal" officeooo:rsid="000a2b1b" style:font-weight-asian="normal" style:font-weight-complex="normal"/>
    </style:style>
    <style:style style:name="T19" style:family="text">
      <style:text-properties fo:font-weight="normal" officeooo:rsid="0052239f" style:font-weight-asian="normal" style:font-weight-complex="normal"/>
    </style:style>
    <style:style style:name="T20" style:family="text">
      <style:text-properties officeooo:rsid="00184a9d"/>
    </style:style>
    <style:style style:name="T21" style:family="text">
      <style:text-properties officeooo:rsid="0018548f"/>
    </style:style>
    <style:style style:name="T22" style:family="text">
      <style:text-properties officeooo:rsid="001b1b1c"/>
    </style:style>
    <style:style style:name="T23" style:family="text">
      <style:text-properties officeooo:rsid="001d9d6c"/>
    </style:style>
    <style:style style:name="T24" style:family="text">
      <style:text-properties officeooo:rsid="001eb3cb"/>
    </style:style>
    <style:style style:name="T25" style:family="text">
      <style:text-properties officeooo:rsid="001ff455"/>
    </style:style>
    <style:style style:name="T26" style:family="text">
      <style:text-properties officeooo:rsid="00212d42"/>
    </style:style>
    <style:style style:name="T27" style:family="text">
      <style:text-properties officeooo:rsid="00275d67"/>
    </style:style>
    <style:style style:name="T28" style:family="text">
      <style:text-properties officeooo:rsid="0033cab7"/>
    </style:style>
    <style:style style:name="T29" style:family="text">
      <style:text-properties officeooo:rsid="0036b18e"/>
    </style:style>
    <style:style style:name="T30" style:family="text">
      <style:text-properties officeooo:rsid="00393c4b"/>
    </style:style>
    <style:style style:name="T31" style:family="text">
      <style:text-properties officeooo:rsid="003a895f"/>
    </style:style>
    <style:style style:name="T32" style:family="text">
      <style:text-properties officeooo:rsid="003c1e77"/>
    </style:style>
    <style:style style:name="T33" style:family="text">
      <style:text-properties officeooo:rsid="003dd79b"/>
    </style:style>
    <style:style style:name="T34" style:family="text">
      <style:text-properties officeooo:rsid="0040a416"/>
    </style:style>
    <style:style style:name="T35" style:family="text">
      <style:text-properties officeooo:rsid="00112aba"/>
    </style:style>
    <style:style style:name="T36" style:family="text">
      <style:text-properties officeooo:rsid="00424b68"/>
    </style:style>
    <style:style style:name="T37" style:family="text">
      <style:text-properties officeooo:rsid="004443d0"/>
    </style:style>
    <style:style style:name="T38" style:family="text">
      <style:text-properties officeooo:rsid="00454e00"/>
    </style:style>
    <style:style style:name="T39" style:family="text">
      <style:text-properties officeooo:rsid="0045f03e"/>
    </style:style>
    <style:style style:name="T40" style:family="text">
      <style:text-properties officeooo:rsid="004685ad"/>
    </style:style>
    <style:style style:name="T41" style:family="text">
      <style:text-properties officeooo:rsid="0047937d"/>
    </style:style>
    <style:style style:name="T42" style:family="text">
      <style:text-properties officeooo:rsid="0048b8f6"/>
    </style:style>
    <style:style style:name="T43" style:family="text">
      <style:text-properties officeooo:rsid="00511a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rabajo practica de investigación</text:p>
      <text:p text:style-name="P1"/>
      <text:p text:style-name="P15"><text:span text:style-name="T1">Área modular</text:span>: Emprendimiento productivo y desarrollo local</text:p>
      <text:p text:style-name="P15"><text:span text:style-name="T1">Temática</text:span>: Análisis de casos</text:p>
      <text:p text:style-name="P22">Alumno:<text:span text:style-name="T3"> Dal Degan Santiago</text:span></text:p>
      <text:p text:style-name="P22">Curso:<text:span text:style-name="T3"> 7º3a</text:span></text:p>
      <text:p text:style-name="P1"/>
      <text:p text:style-name="P15"><text:span text:style-name="T1">Objetivos</text:span>: </text:p>
      <text:p text:style-name="P15">Realizar una encuesta con el propósito de recabar información sobre casos de emprendedores y emprendimientos reales, a fin de recaudar datos que puedan servir para el análisis de situaciones, patrones y comportamientos del perfil emprendedor, como así también características de sus inversiones iniciales, estatus legal, estatus socioeconómico inicial y estatus actual.</text:p>
      <text:p text:style-name="P15"/>
      <text:p text:style-name="P15">Es importante considerar esta tarea seriamente dado que para concluir con el trabajo el alumno/a deberá exponer en oratoria el mismo.</text:p>
      <text:p text:style-name="P15"/>
      <text:p text:style-name="P15">Cuestionario de preguntas <text:span text:style-name="T1">mínimas</text:span><text:span text:style-name="T3">:</text:span></text:p>
      <text:p text:style-name="P23"/>
      <text:list xml:id="list3852042074" text:style-name="L3">
        <text:list-item>
          <text:p text:style-name="P16"><text:span text:style-name="T14">Nombre del emprendimiento, de que forma lo ve la sociedad</text:span></text:p>
        </text:list-item>
        <text:list-item>
          <text:p text:style-name="P16"><text:span text:style-name="T14">Rubro del emprendimiento </text:span></text:p>
        </text:list-item>
        <text:list-item>
          <text:p text:style-name="P16"><text:span text:style-name="T14">Inicios del emprendimiento (una breve historia)</text:span></text:p>
        </text:list-item>
        <text:list-item>
          <text:p text:style-name="P16"><text:span text:style-name="T14">Motivo del emprendimiento</text:span></text:p>
        </text:list-item>
        <text:list-item>
          <text:p text:style-name="P16"><text:span text:style-name="T4">Capital inicial del emprendimiento</text:span><text:span text:style-name="T14"> </text:span><text:span text:style-name="T4">(monto aproximados)</text:span></text:p>
        </text:list-item>
        <text:list-item>
          <text:p text:style-name="P17"><text:span text:style-name="T4">Procedencia del capital inicial (crédito, ahorro, inversionistas)</text:span></text:p>
        </text:list-item>
        <text:list-item>
          <text:p text:style-name="P18"><text:span text:style-name="T15">Beneficios obtenidos (Económicos, social, cultural, libertades individuales, etc)</text:span></text:p>
        </text:list-item>
        <text:list-item>
          <text:p text:style-name="P19"><text:span text:style-name="T16">Estatus actual (</text:span><text:span text:style-name="T5">Situación económica, sociocultural, anímica, etc)</text:span></text:p>
        </text:list-item>
        <text:list-item>
          <text:p text:style-name="P20"><text:span text:style-name="T5">P</text:span><text:span text:style-name="T17">royecto a futuro (ampliación de cartera, ampliación de rubros, etc)</text:span></text:p>
        </text:list-item>
        <text:list-item>
          <text:p text:style-name="P21"><text:span text:style-name="T18">Observaciones generales particulares (a considerar por el alumno o alumna)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3"/></text:p>
      <text:p text:style-name="P14"><text:span text:style-name="T3"/></text:p>
      <text:p text:style-name="P14"><text:span text:style-name="T3"/></text:p>
      <text:p text:style-name="P25"><text:soft-page-break/>Emprendedores:<text:span text:style-name="T3"> Ana y Juan (matrimonio)</text:span></text:p>
      <text:p text:style-name="P25"><text:span text:style-name="T3"/></text:p>
      <text:list xml:id="list3322404127" text:style-name="L2">
        <text:list-item>
          <text:p text:style-name="P10"><text:span text:style-name="T9">Farmacia Madame Curie, </text:span><text:span text:style-name="T10">ante la sociedad es la farmacia de barrio.</text:span></text:p>
        </text:list-item>
        <text:list-item>
          <text:p text:style-name="P3">Pertenece al rubro farmacéutico y de perfumería</text:p>
        </text:list-item>
        <text:list-item>
          <text:p text:style-name="P4">Comienzan en 1989 mediante un préstamo, compraron <text:span text:style-name="T36">la farmacia en la que Juan ya trabajaba</text:span><text:span text:style-name="T28">. </text:span><text:span text:style-name="T35">Anteriormente el manejo de la farmacia ya era prácticamente suyo, sin embargo la misma no estaba en su nombre. </text:span><text:span text:style-name="T20">A los pocos meses cerraron los bancos </text:span><text:span text:style-name="T37">por</text:span><text:span text:style-name="T20"> crisis financiera con </text:span><text:span text:style-name="T36">M</text:span><text:span text:style-name="T20">enem y perdieron los plazos fijos. </text:span><text:span text:style-name="T43">Sin embargo se pudieron mantener y continuar con el emprendimiento</text:span></text:p>
        </text:list-item>
        <text:list-item>
          <text:p text:style-name="P11"><text:span text:style-name="T11">Vieron la oportunidad </text:span><text:span text:style-name="T12">de independizarse, y </text:span><text:span text:style-name="T11">ya que </text:span><text:span text:style-name="T12">Juan</text:span><text:span text:style-name="T11"> anteriormente era farmacéutico </text:span><text:span text:style-name="T12">y tenia experiencia manejando la farmacia optaron por emprender </text:span><text:span text:style-name="T19">para mejorar su calidad de vida</text:span><text:span text:style-name="T12">.</text:span><text:span text:style-name="T11"> </text:span></text:p>
        </text:list-item>
        <text:list-item>
          <text:p text:style-name="P5">Alrededor de 5.000usd, <text:span text:style-name="T29">fue durante una hipe</text:span><text:span text:style-name="T31">r</text:span><text:span text:style-name="T29">-inflación y la moneda se devaluaba constantemente.</text:span></text:p>
        </text:list-item>
        <text:list-item>
          <text:p text:style-name="P12"><text:span text:style-name="T6">Préstamo</text:span><text:span text:style-name="T7"> </text:span><text:span text:style-name="T8">hipotecario, </text:span><text:span text:style-name="T6">y al cambiar el negocio </text:span><text:span text:style-name="T13">en 1993</text:span><text:span text:style-name="T6"> fue otro préstamo hipotecario</text:span></text:p>
        </text:list-item>
        <text:list-item>
          <text:p text:style-name="P6">Pudi<text:span text:style-name="T30">eron</text:span> mejorar la vivienda, comprar un auto, cambiar los autos anteriores, pagar escuelas particulares para los hijos, <text:span text:style-name="T30">entre otras.</text:span></text:p>
        </text:list-item>
        <text:list-item>
          <text:p text:style-name="P7">Situación económic<text:span text:style-name="T32">a</text:span> buena, estable, pudieron brindar estudios a los hijos y mantuvieron un nivel cultural, <text:span text:style-name="T32">para esto siempre estuvieron</text:span><text:span text:style-name="T20"> luchando e inten</text:span><text:span text:style-name="T21">tando mejorar.</text:span></text:p>
        </text:list-item>
        <text:list-item>
          <text:p text:style-name="P8">El proyecto a futuro es intentan mantenerse <text:span text:style-name="T22">estables, </text:span>debido a la crisis económica <text:span text:style-name="T33">del momento no planean ampliar su negocio. Para un futuro ya están pensando el jubilarse cuando puedan.<text:line-break/></text:span></text:p>
        </text:list-item>
        <text:list-item>
          <text:p text:style-name="P9"><text:span text:style-name="T1">Crisis pasadas:</text:span> <text:span text:style-name="T23">Al ser emprendimiento familiar pudieron mantenerse bien, en 2001 </text:span><text:span text:style-name="T25">fue un momento muy difícil. </text:span><text:span text:style-name="T27">En general </text:span><text:span text:style-name="T34">los momentos mas difícil</text:span><text:span text:style-name="T37">es</text:span><text:span text:style-name="T34"> fueron a causa de las</text:span><text:span text:style-name="T27"> crisis </text:span><text:span text:style-name="T34">económicas </text:span><text:span text:style-name="T27">del país.<text:line-break/></text:span><text:span text:style-name="T23"><text:line-break/></text:span><text:span text:style-name="T2">Cambio de farmacias:</text:span><text:span text:style-name="T24"> </text:span><text:span text:style-name="T25">Durante el cambio de comercio </text:span><text:span text:style-name="T38">en 1993</text:span><text:span text:style-name="T25">, se les </text:span><text:span text:style-name="T38">ofrecio comprar la farmacia, ellos vieron esto como una oportunidad para comprar un </text:span><text:span text:style-name="T39">nuevo comercio</text:span><text:span text:style-name="T38">. C</text:span><text:span text:style-name="T26">ambiaron las farmacias para estar mas cerca de la casa, mejorar la ubicación </text:span><text:span text:style-name="T38">a un área mas agradable </text:span><text:span text:style-name="T40">y segura</text:span><text:span text:style-name="T26">.</text:span><text:span text:style-name="T38"> </text:span><text:span text:style-name="T41">Sin embargo se les </text:span><text:span text:style-name="T25">intento vender una farmacia sin las herramientas necesarias para mantenerla, sin </text:span><text:span text:style-name="T42">stock</text:span><text:span text:style-name="T25">, </text:span><text:span text:style-name="T41">sin computadora, sin teléfono, entre otras.</text:span><text:span text:style-name="T25"> </text:span><text:span text:style-name="T41">Por suerte el trato con los proveedores de los medicamentos era bueno y pudieron reponers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9:58:34.738759512</meta:creation-date>
    <dc:date>2022-06-22T12:48:04.178093399</dc:date>
    <meta:editing-duration>PT2H15M3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512" meta:character-count="3389" meta:non-whitespace-character-count="2922"/>
  </office:meta>
</office:document-meta>
</file>